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b57b" officeooo:paragraph-rsid="0001b5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7T16:14:02.994084381</meta:creation-date>
    <dc:date>2015-11-17T16:14:28.783260580</dc:date>
    <meta:editing-duration>PT26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4.4.2.2$Linux_X86_64 LibreOffice_project/40m0$Build-2</meta:generator>
  </office:meta>
</office:document-meta>
</file>